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IndiceDemocratie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Pays</text:p>
          </table:table-cell>
          <table:table-cell office:value-type="string">
            <text:p>Valeur</text:p>
          </table:table-cell>
          <table:table-cell office:value-type="string">
            <text:p>Annee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30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30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30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7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4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4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4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4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7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7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5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5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9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8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8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9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9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9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8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7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7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7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8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5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4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2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2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2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70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9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9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9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8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8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8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6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6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6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9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9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9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9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58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60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1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2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3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3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4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4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8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8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8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9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5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35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40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8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8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8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3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3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3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3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6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6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6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6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6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6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86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24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28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3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3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3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3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3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3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3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3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6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6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7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36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9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9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8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8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7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7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8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8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9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9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9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9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19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20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6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6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6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7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8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8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8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8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8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70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9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9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70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70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69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1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1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0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0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0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0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0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0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1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8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1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7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55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53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1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2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2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2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1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0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89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6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5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4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4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4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4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6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4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5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5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4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4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2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2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81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3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2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1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1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1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1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1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0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8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7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6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6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6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7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6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5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4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3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4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34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9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5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8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8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7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7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7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7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5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4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61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8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5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8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8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8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8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7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7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7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4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5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8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59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3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3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3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3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3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1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0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0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6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6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5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1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31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4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5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81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81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81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80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80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80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80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79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79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77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77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77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76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75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61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61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60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61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61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60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58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56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57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56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56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57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50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45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6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34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4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6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5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6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8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8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9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9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50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57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9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60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61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60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9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8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8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7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7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7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6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4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48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50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57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57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55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53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52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51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50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47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48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48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48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49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48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48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5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4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5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6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6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8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9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8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8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8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8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8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8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76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3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3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3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2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1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1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1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1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73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69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68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69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68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69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70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70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69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68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67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67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68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67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71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70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70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70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70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67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37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36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35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35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35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41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40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47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47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40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37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5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5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5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2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0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0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34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33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4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3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3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1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1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4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6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8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8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9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9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9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9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8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8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9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8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8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7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76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7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8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8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8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8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8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9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7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2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2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36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35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35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2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3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4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4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4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4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4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4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4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6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4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6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2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8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7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0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1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1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1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2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92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8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8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8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7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6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5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5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8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7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8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79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80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82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9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0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0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0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1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1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1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1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3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2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2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6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2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2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2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2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5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6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5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5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5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75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4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5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5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5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6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6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5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5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6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6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6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69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71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70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7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5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4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5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5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5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5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7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7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7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7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1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30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31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30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9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9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8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8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8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8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8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9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9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32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33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31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31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7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5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2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2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1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1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9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8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7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1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9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6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4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1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11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78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79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0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0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1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0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1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0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0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79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79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80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9.4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8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9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10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0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0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0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0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0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0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0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79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78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78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0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1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81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3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3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2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1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0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0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2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2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5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3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8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39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41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40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41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70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70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70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9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8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7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9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9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9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9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7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6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5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5.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5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4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33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8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8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5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5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5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5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5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5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5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3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1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1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2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2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2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91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1">
            <text:p>5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3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3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3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2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6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7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9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9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8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7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8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7.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7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2">
            <text:p>5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2">
            <text:p>5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2">
            <text:p>5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2">
            <text:p>5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2">
            <text:p>5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2">
            <text:p>5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1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1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4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7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6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6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6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6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5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5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63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8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4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0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9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45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2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1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1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3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3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3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30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9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2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3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4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4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4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4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5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5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6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6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4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59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61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4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5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5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5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5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5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5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6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7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7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6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7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7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6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6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6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number-columns-repeated="2" office:value-type="float" office:value="57">
            <text:p>5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7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7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7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8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8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8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58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60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62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63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61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4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3.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1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3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4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1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0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0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0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0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0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0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2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81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7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7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6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6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6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6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6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6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7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8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8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7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9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78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9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9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0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9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2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0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0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0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0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0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1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30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2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2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2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1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1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1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1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1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80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79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79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79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79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79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47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46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45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6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7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7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8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7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8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4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3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4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33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6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3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1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43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36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36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36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36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6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6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6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8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8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8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57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2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2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2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2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1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0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0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0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0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0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0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0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1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92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80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80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80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79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77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77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78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79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80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79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79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81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79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7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8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1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2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4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5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7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7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7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7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6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6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6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35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43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42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41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37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33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33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33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33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30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9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9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40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43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43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44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47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46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45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47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55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59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58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58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59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59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54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53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53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53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53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56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0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0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0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3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3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8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7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6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6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66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81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81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81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80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9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6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6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6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4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4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2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2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2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4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73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60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60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60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60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60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58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58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58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58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59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59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58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52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49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4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7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7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7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8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0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1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1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1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1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1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0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1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1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8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7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8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7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6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7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8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9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9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19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4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2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19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6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6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1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1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1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0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0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0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0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0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59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0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2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4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6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1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60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41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41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41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39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39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38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39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40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40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49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45.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42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62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62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61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9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7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8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8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8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8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8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9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7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6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4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53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60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59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58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58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59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59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64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64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64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64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63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61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60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55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75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74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74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73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72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70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69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69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68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67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66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66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66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65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6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7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5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2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5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6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9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7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8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2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72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66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7">
            <text:p>8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4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3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3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4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5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5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7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8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9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70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9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3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3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64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9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8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8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3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19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19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19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19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19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1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3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4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4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3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89">
            <text:p>8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40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40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42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40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40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40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40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37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36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90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90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90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87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85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85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86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87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88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91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91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91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92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90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7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6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6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6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6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6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6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6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5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5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5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5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5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93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2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3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4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4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4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5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5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5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6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7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8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7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7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8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78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3">
            <text:p>9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7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8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9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8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7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7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8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8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9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9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9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7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5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77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3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2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2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2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2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1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3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3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3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3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3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2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0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69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71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1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2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1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0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0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0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0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0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79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79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78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79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79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81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9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9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9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8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7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8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7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7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7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8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9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8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9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9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36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7">
            <text:p>9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6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5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4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3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2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29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0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1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0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0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0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29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29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31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8">
            <text:p>9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0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49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47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47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47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47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47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1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1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3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3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1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1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1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50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99">
            <text:p>9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0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0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0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1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3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3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6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6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52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53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9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51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51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8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42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0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2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3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6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8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7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7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7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7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8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8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8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8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39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3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2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2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2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3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3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3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1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17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4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3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2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1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0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3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6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6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6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5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5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6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6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65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63">
            <text:p>6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3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2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1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0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0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0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0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4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3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3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2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3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4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72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8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7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6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7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8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3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0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0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51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48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48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47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46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43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41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2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2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2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1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0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0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49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49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49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49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3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2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3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4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53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18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19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19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19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35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51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48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8">
            <text:p>3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22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22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23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21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20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19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4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3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73">
            <text:p>7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2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2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2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5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5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5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4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74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9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8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86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3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2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2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1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1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1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1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1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2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60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52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55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58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59.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58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58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57">
            <text:p>5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55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47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39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39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39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43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44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48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50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51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52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56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57">
            <text:p>5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59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1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3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2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1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1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4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4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4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4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5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5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68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71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71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49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0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1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4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8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8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60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6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5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5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4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4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57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59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59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58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59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60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63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51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57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56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54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49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39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3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3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3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3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2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2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2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2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3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3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3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1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82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79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76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39">
            <text:p>3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38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38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38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37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38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40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40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46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47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48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49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51">
            <text:p>5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50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0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0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0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0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0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0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1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1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1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2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2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2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2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2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81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1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5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9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8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8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41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41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41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41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9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9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8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8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9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39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6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7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7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8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9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9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9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6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5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4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4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1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0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60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64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63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63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63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63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63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63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60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59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58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57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57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4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3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2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3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5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6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6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6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65">
            <text:p>6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65">
            <text:p>6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65">
            <text:p>6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64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65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65">
            <text:p>6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64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63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62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61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60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59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59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60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57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56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57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56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57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52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53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54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52">
            <text:p>5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48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47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46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6">
            <text:p>4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40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40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38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36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35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17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17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17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17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17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17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23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27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30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41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38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38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35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30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5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5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4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3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2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2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2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2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2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3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3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3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2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4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65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34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37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0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1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2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2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1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7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7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7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48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51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51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52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52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56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58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60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59">
            <text:p>5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57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55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55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54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53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52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48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46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36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35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5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4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4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3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41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41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40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40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8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9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7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7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2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32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5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5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5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5">
            <text:p>3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4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8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7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7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37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46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44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44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41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1">
            <text:p>4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5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6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6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7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98">
            <text:p>9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98">
            <text:p>9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9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9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9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9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9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8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8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8.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98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0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1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92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27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28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29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29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28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2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2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2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1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0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0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0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0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30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1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0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0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0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0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1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1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2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2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2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2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0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52">
            <text:p>5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50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49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8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7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7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7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7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7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7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7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24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9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9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19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20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20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21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39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1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4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5">
            <text:p>4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5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5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5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6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6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3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2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1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2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43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60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59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58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56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54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49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8">
            <text:p>4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8">
            <text:p>4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47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45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44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44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43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38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38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3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3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3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2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1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0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0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0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0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1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1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0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0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0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71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5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5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5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5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5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3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3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3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0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0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0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0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0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60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61">
            <text:p>6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1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2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64">
            <text:p>6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64">
            <text:p>6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64">
            <text:p>6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64">
            <text:p>6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2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2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2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3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2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3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2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2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1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96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96">
            <text:p>9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95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92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9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9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9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8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9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9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8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8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90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89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1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2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3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3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64">
            <text:p>6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5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4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5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5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5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6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4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66">
            <text:p>6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66">
            <text:p>6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65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4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1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1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1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1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4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7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8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9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7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7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6.4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65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71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70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71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71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71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74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70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68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66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66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66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68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81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81">
            <text:p>8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80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80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80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8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9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6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7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7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8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8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8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80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79">
            <text:p>7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27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28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29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0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0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1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32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23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22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21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22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23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9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6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8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7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4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4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4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4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4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14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6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7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8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8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8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8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9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4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4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5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6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5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5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3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13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70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70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70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8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66">
            <text:p>6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5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5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5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6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6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6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4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3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64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0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1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1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1.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1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1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2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3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3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3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3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5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5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5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85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50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47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44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43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42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9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7.4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5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3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3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2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1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29.4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1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33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8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7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7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4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2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2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3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3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2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0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0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1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3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31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53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53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53.7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53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52.7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55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60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61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61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60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62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61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61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58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56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6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5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4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4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3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3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3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6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7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7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5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4.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4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4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2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35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38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1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3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5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5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7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6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5.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5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5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6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6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8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48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58.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58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58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58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58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58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58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59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60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61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63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63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63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60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60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3.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3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3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3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3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3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3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3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2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2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1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71">
            <text:p>7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71.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69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9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9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9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8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6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7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8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8.8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5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5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5.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75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9">
            <text:p>29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8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8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6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4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3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3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5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5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3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3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1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1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7">
            <text:p>2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25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5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6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6.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6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5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57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56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56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4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4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4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1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2.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61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8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8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8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6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95">
            <text:p>9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95">
            <text:p>9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7.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7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7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4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3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3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3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3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92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1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1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90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88.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5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5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5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6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6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6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6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7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7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7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7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7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9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9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68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4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4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4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4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5.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5.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5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5.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23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19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18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19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19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19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19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8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8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8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6.7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5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4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5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5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6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8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7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7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7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77.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89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1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2.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2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4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6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6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8.8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7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7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5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7.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4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4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51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51">
            <text:p>5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6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5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5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5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5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6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6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6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6.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15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81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81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81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81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81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81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81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80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79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79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78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76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76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76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76.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56.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2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8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6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5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5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5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2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53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50.9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49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46.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46.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3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60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64.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68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2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2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2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2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1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2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2.4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2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2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1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1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1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70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17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20.9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24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29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4.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4.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4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4.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4.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4.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3.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30.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1">
            <text:p>3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3">
            <text:p>3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1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72">
            <text:p>7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2.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1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1.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1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69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69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69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71">
            <text:p>7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71">
            <text:p>7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0.4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1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1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71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30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30.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29.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28.8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27.9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55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56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57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63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67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64">
            <text:p>6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63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64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67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65.9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8.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8.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8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8.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17.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7">
            <text:p>57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6.9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7.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7.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7.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7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6.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1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1.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50.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48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43.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40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44.8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69.4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69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69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66.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63">
            <text:p>6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59.4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59.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58.4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54.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7">
            <text:p>5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7">
            <text:p>5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56.9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56.9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9">
            <text:p>5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79.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0.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0.8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0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81">
            <text:p>8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1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1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1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1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1.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1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1.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3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3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86.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4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3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3.4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2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1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0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1.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0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50.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50">
            <text:p>50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46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38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31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28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27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7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6.4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5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7.4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9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9.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8.9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32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34.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35.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33.8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30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30.8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30.8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29.4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9.8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9.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9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7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6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5.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31.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7.9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7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2.4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0.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20.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19.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19.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19.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2.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2.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2.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4.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6.8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61.9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62.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62.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63.9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62.8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9.9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6.8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6.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50.9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48.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6.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5.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5.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5.9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6.4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6.8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6.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6.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27.8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30.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30.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31.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31.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31.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31.6</text:p>
          </table:table-cell>
          <table:table-cell office:value-type="float" office:value="2020">
            <text:p>20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Liberation Sans" style:font-name-asian="Liberation Sans" style:font-name-complex="Liberation Sans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size="10pt" style:font-name-asian="Liberation Sans" style:font-size-asian="10pt" style:font-name-complex="Liberation Sans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7/03/2022</text:date>, <text:time>20:4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creator>Calia Clément</dc:creator>
    <dc:date>2022-03-07T20:44:09.03</dc:date>
    <meta:editing-cycles>3</meta:editing-cycles>
    <meta:editing-duration>PT1H21M52S</meta:editing-duration>
    <meta:document-statistic meta:table-count="1" meta:cell-count="11030" meta:object-count="0"/>
  </office:meta>
</office:document-meta>
</file>